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9.128cm" svg:y="5.31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11.668cm" svg:y="7.85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15.605cm" svg:y="7.85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13.192cm" svg:y="5.191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7.764cm" svg:y="4.93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5.732cm" svg:y="3.159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11.795cm" svg:y="2.90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192cm" svg:y1="5.635cm" svg:x2="10.017cm" svg:y2="5.762cm" draw:start-shape="id1" draw:start-glue-point="6" draw:end-shape="id2" draw:end-glue-point="10" svg:d="M13192 5635l-3175 127" svg:viewBox="0 0 3176 128">
          <text:p text:style-name="P1">4</text:p>
          <text:p text:style-name="P1"/>
        </draw:connector>
        <draw:connector draw:style-name="gr3" draw:text-style-name="P2" draw:layer="layout" draw:type="line" svg:x1="11.925cm" svg:y1="3.664cm" svg:x2="9.887cm" svg:y2="5.448cm" draw:start-shape="id3" draw:start-glue-point="7" draw:end-shape="id2" draw:end-glue-point="11" svg:d="M11925 3664l-2038 1784" svg:viewBox="0 0 2039 1785">
          <text:p text:style-name="P1">7 <text:s text:c="3"/></text:p>
        </draw:connector>
        <draw:connector draw:style-name="gr2" draw:text-style-name="P2" draw:layer="layout" draw:type="line" svg:x1="9.887cm" svg:y1="6.077cm" svg:x2="11.798cm" svg:y2="7.988cm" draw:start-shape="id2" draw:start-glue-point="9" draw:end-shape="id4" draw:end-glue-point="5" svg:d="M9887 6077l1911 1911" svg:viewBox="0 0 1912 1912">
          <text:p text:style-name="P1">3 <text:s text:c="3"/></text:p>
        </draw:connector>
        <draw:connector draw:style-name="gr2" draw:text-style-name="P2" draw:layer="layout" draw:type="line" svg:x1="13.951cm" svg:y1="5.95cm" svg:x2="15.735cm" svg:y2="7.988cm" draw:start-shape="id1" draw:start-glue-point="9" draw:end-shape="id5" draw:end-glue-point="5" svg:d="M13951 5950l1784 2038" svg:viewBox="0 0 1785 2039">
          <text:p text:style-name="P1"><text:s text:c="3"/>2</text:p>
        </draw:connector>
        <draw:connector draw:style-name="gr4" draw:text-style-name="P2" draw:layer="layout" draw:type="line" svg:x1="13.322cm" svg:y1="5.95cm" svg:x2="12.427cm" svg:y2="7.988cm" draw:start-shape="id1" draw:start-glue-point="7" draw:end-shape="id4" draw:end-glue-point="11" svg:d="M13322 5950l-895 2038" svg:viewBox="0 0 896 2039">
          <text:p text:style-name="P1">11 <text:s text:c="3"/></text:p>
        </draw:connector>
        <draw:connector draw:style-name="gr4" draw:text-style-name="P2" draw:layer="layout" draw:type="line" svg:x1="12.239cm" svg:y1="3.794cm" svg:x2="13.322cm" svg:y2="5.321cm" draw:start-shape="id3" draw:start-glue-point="8" draw:end-shape="id1" draw:end-glue-point="5" svg:d="M12239 3794l1083 1527" svg:viewBox="0 0 1084 1528">
          <text:p text:style-name="P1"><text:s text:c="3"/><text:s/>5</text:p>
        </draw:connector>
        <draw:connector draw:style-name="gr4" draw:text-style-name="P2" draw:layer="layout" draw:type="line" svg:x1="15.862cm" svg:y1="3.918cm" svg:x2="13.951cm" svg:y2="5.321cm" draw:start-shape="id6" draw:start-glue-point="7" draw:end-shape="id1" draw:end-glue-point="11" svg:d="M15862 3918l-1911 1403" svg:viewBox="0 0 1912 1404">
          <text:p text:style-name="P1">15 <text:s/></text:p>
          <text:p text:style-name="P1"/>
        </draw:connector>
        <draw:connector draw:style-name="gr4" draw:text-style-name="P2" draw:layer="layout" draw:type="line" svg:x1="17.894cm" svg:y1="5.696cm" svg:x2="16.364cm" svg:y2="7.988cm" draw:start-shape="id7" draw:start-glue-point="7" draw:end-shape="id5" draw:end-glue-point="11" svg:d="M17894 5696l-1530 2292" svg:viewBox="0 0 1531 2293">
          <text:p text:style-name="P1"/>
          <text:p text:style-name="P1"><text:s text:c="3"/>12</text:p>
        </draw:connector>
        <draw:connector draw:style-name="gr4" draw:text-style-name="P2" draw:layer="layout" draw:type="line" svg:x1="15.605cm" svg:y1="8.302cm" svg:x2="12.557cm" svg:y2="8.302cm" draw:start-shape="id5" draw:start-glue-point="6" draw:end-shape="id4" draw:end-glue-point="10" svg:d="M15605 8302h-3048" svg:viewBox="0 0 3049 1">
          <text:p text:style-name="P1"/>
          <text:p text:style-name="P1">9</text:p>
        </draw:connector>
        <draw:connector draw:style-name="gr4" draw:text-style-name="P2" draw:layer="layout" draw:type="line" svg:x1="16.491cm" svg:y1="3.918cm" svg:x2="17.894cm" svg:y2="5.067cm" draw:start-shape="id6" draw:start-glue-point="9" draw:end-shape="id7" draw:end-glue-point="5" svg:d="M16491 3918l1403 1149" svg:viewBox="0 0 1404 1150">
          <text:p text:style-name="P1">8</text:p>
          <text:p text:style-name="P1"/>
        </draw:connector>
        <draw:connector draw:style-name="gr2" draw:text-style-name="P2" draw:layer="layout" draw:type="line" svg:x1="15.732cm" svg:y1="3.603cm" svg:x2="12.684cm" svg:y2="3.349cm" draw:start-shape="id6" draw:start-glue-point="6" draw:end-shape="id3" draw:end-glue-point="10" svg:d="M15732 3603l-3048-254" svg:viewBox="0 0 3049 255">
          <text:p text:style-name="P1">3</text:p>
          <text:p text:style-name="P1"/>
        </draw:connector>
        <draw:connector draw:style-name="gr2" draw:text-style-name="P2" draw:layer="layout" draw:type="line" svg:x1="14.081cm" svg:y1="5.635cm" svg:x2="17.764cm" svg:y2="5.381cm" draw:start-shape="id1" draw:start-glue-point="10" draw:end-shape="id7" draw:end-glue-point="6" svg:d="M14081 5635l3683-254" svg:viewBox="0 0 3684 255">
          <text:p text:style-name="P1">10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20:49:44.574203191</meta:creation-date>
    <dc:date>2019-03-06T21:56:50.576280740</dc:date>
    <meta:editing-duration>PT32M9S</meta:editing-duration>
    <meta:editing-cycles>3</meta:editing-cycles>
    <meta:generator>LibreOffice/6.0.7.3$Linux_X86_64 LibreOffice_project/00m0$Build-3</meta:generator>
    <meta:document-statistic meta:object-count="19"/>
  </office:meta>
</office:document-meta>
</file>